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19cm"/>
    </style:style>
    <style:style style:name="gr5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4.67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18.899cm" svg:height="4.676cm" svg:x="0.975cm" svg:y="0cm" presentation:class="title">
          <draw:text-box>
            <text:p text:style-name="P1">pile logicielle</text:p>
          </draw:text-box>
        </draw:frame>
        <draw:custom-shape draw:style-name="gr1" draw:text-style-name="P3" draw:layer="layout" svg:width="15.5cm" svg:height="1cm" svg:x="3.5cm" svg:y="18.5cm">
          <text:p text:style-name="P2">HardWare</text:p>
          <draw:enhanced-geometry svg:viewBox="0 0 21600 21600" draw:type="rectangle" draw:enhanced-path="M 0 0 L 21600 0 21600 21600 0 21600 0 0 Z N"/>
        </draw:custom-shape>
        <draw:custom-shape draw:style-name="gr1" draw:text-style-name="P3" draw:id="id8" draw:layer="layout" svg:width="6.5cm" svg:height="1cm" svg:x="3.5cm" svg:y="17.5cm">
          <text:p text:style-name="P2">driver I2C</text:p>
          <draw:enhanced-geometry svg:viewBox="0 0 21600 21600" draw:type="rectangle" draw:enhanced-path="M 0 0 L 21600 0 21600 21600 0 21600 0 0 Z N"/>
        </draw:custom-shape>
        <draw:custom-shape draw:style-name="gr1" draw:text-style-name="P3" draw:id="id9" draw:layer="layout" svg:width="6cm" svg:height="1cm" svg:x="13cm" svg:y="17.5cm">
          <text:p text:style-name="P2">driver RS232</text:p>
          <draw:enhanced-geometry svg:viewBox="0 0 21600 21600" draw:type="rectangle" draw:enhanced-path="M 0 0 L 21600 0 21600 21600 0 21600 0 0 Z N"/>
        </draw:custom-shape>
        <draw:custom-shape draw:style-name="gr1" draw:text-style-name="P3" draw:id="id1" draw:layer="layout" svg:width="7.5cm" svg:height="2.5cm" svg:x="5cm" svg:y="12cm">
          <text:p text:style-name="P2">DP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id="id2" draw:layer="layout" svg:width="4.5cm" svg:height="2cm" svg:x="0.5cm" svg:y="11cm">
          <text:p text:style-name="P2">BS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id="id3" draw:layer="layout" svg:width="5.5cm" svg:height="2cm" svg:x="0.5cm" svg:y="8cm">
          <text:p text:style-name="P2">RC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id="id4" draw:layer="layout" svg:width="7.5cm" svg:height="2cm" svg:x="0.5cm" svg:y="5cm">
          <text:p text:style-name="P2">DN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id="id5" draw:layer="layout" svg:width="5cm" svg:height="2cm" svg:x="8cm" svg:y="4.5cm">
          <text:p text:style-name="P2">CM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id="id7" draw:layer="layout" svg:width="5cm" svg:height="1.5cm" svg:x="14.5cm" svg:y="14.5cm">
          <text:p text:style-name="P2">NA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5.5cm" svg:height="1.5cm" svg:x="14.5cm" svg:y="6cm">
          <text:p text:style-name="P2">SRV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5.5cm" svg:height="1.5cm" svg:x="14.5cm" svg:y="8.5cm">
          <text:p text:style-name="P2">M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5.5cm" svg:height="1.5cm" svg:x="14.5cm" svg:y="11cm">
          <text:p text:style-name="P2">X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20.5cm" svg:y1="5.279cm" svg:x2="13.5cm" svg:y2="5.279cm">
          <text:p text:style-name="P1"/>
        </draw:line>
        <draw:line draw:style-name="gr2" draw:text-style-name="P3" draw:id="id6" draw:layer="layout" svg:x1="13.5cm" svg:y1="13cm" svg:x2="13.5cm" svg:y2="5.5cm">
          <text:p text:style-name="P1"/>
        </draw:line>
        <draw:line draw:style-name="gr2" draw:text-style-name="P3" draw:layer="layout" svg:x1="20.5cm" svg:y1="13cm" svg:x2="13.5cm" svg:y2="13cm">
          <text:p text:style-name="P1"/>
        </draw:line>
        <draw:connector draw:style-name="gr3" draw:text-style-name="P3" draw:layer="layout" draw:type="curve" svg:x1="5cm" svg:y1="13.249cm" svg:x2="2.749cm" svg:y2="13cm" draw:start-shape="id1" draw:start-glue-point="6" draw:end-shape="id2" draw:end-glue-point="8" svg:d="m5000 13249c-1501 0-2251-83-2251-249">
          <text:p text:style-name="P1"/>
        </draw:connector>
        <draw:connector draw:style-name="gr3" draw:text-style-name="P3" draw:layer="layout" draw:type="curve" svg:x1="6.096cm" svg:y1="12.364cm" svg:x2="5.194cm" svg:y2="9.707cm" draw:start-shape="id1" draw:start-glue-point="5" draw:end-shape="id3" draw:end-glue-point="9" svg:d="m6096 12364c0-2046-902-718-902-2657">
          <text:p text:style-name="P1"/>
        </draw:connector>
        <draw:connector draw:style-name="gr3" draw:text-style-name="P3" draw:layer="layout" draw:type="curve" svg:x1="8.749cm" svg:y1="12cm" svg:x2="6.902cm" svg:y2="6.707cm" draw:start-shape="id1" draw:start-glue-point="4" draw:end-shape="id4" draw:end-glue-point="9" svg:d="m8749 12000c0-3750-1847-1104-1847-5293">
          <text:p text:style-name="P1"/>
        </draw:connector>
        <draw:connector draw:style-name="gr3" draw:text-style-name="P3" draw:layer="layout" draw:type="curve" svg:x1="9.891cm" svg:y1="12.008cm" svg:x2="10.5cm" svg:y2="6.5cm" draw:end-shape="id5" svg:d="m9891 12008c0-3756 609-1002 609-5508">
          <text:p text:style-name="P1"/>
        </draw:connector>
        <draw:connector draw:style-name="gr3" draw:text-style-name="P3" draw:layer="layout" draw:type="curve" svg:x1="11.402cm" svg:y1="12.364cm" svg:x2="13.5cm" svg:y2="9.25cm" draw:start-shape="id1" draw:start-glue-point="11" draw:end-shape="id6" draw:end-glue-point="1" svg:d="m11402 12364c0-2076 699-3114 2098-3114">
          <text:p text:style-name="P1"/>
        </draw:connector>
        <draw:connector draw:style-name="gr3" draw:text-style-name="P3" draw:layer="layout" draw:type="curve" svg:x1="12.5cm" svg:y1="13.249cm" svg:x2="15.23cm" svg:y2="14.718cm" draw:start-shape="id1" draw:start-glue-point="10" draw:end-shape="id7" draw:end-glue-point="5" svg:d="m12500 13249c1820 0 2730 489 2730 1469">
          <text:p text:style-name="P1"/>
        </draw:connector>
        <draw:connector draw:style-name="gr3" draw:text-style-name="P3" draw:layer="layout" draw:type="lines" svg:x1="8.749cm" svg:y1="14.499cm" svg:x2="6.75cm" svg:y2="17.5cm" draw:start-shape="id1" draw:start-glue-point="8" draw:end-shape="id8" draw:end-glue-point="0" svg:d="m8749 14499v501l-1999 2000v500">
          <text:p text:style-name="P1"/>
        </draw:connector>
        <draw:connector draw:style-name="gr3" draw:text-style-name="P3" draw:layer="layout" draw:type="lines" svg:x1="16.999cm" svg:y1="16cm" svg:x2="16cm" svg:y2="17.5cm" draw:start-shape="id7" draw:start-glue-point="8" draw:end-shape="id9" draw:end-glue-point="0" svg:d="m16999 16000v500l-999 500v500">
          <text:p text:style-name="P1"/>
        </draw:connector>
        <draw:frame draw:style-name="gr4" draw:text-style-name="P1" draw:layer="layout" svg:width="19.5cm" svg:height="6.65cm" svg:x="1cm" svg:y="19.697cm">
          <draw:text-box>
            <text:p text:style-name="P1">DPT/dispatcher : distribue les messages I2C et gère les priorités</text:p>
            <text:p text:style-name="P1">BSC/basic services : fournit des services simples et bas niveau</text:p>
            <text:p text:style-name="P1">RCF/reconfiguration : bascule d'un bus numérique à l'autre</text:p>
            <text:p text:style-name="P1">DNA/dynamic node addressing : attribue les adresses des noeuds</text:p>
            <text:p text:style-name="P1">CMN/commun : fournit les fonctions communes à tous les noeuds</text:p>
            <text:p text:style-name="P1">SRV/surveillance : surveille les alimentations et les piles</text:p>
            <text:p text:style-name="P1">MNT/minuterie : gère les phases de vol</text:p>
            <text:p text:style-name="P1">XP/expérience : mesure l'éclairage de chaque LED</text:p>
            <text:p text:style-name="P1">NAT/network address translation : pont I2C &lt;-&gt; RS232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4.96cm" svg:height="6.614cm" svg:x="3.459cm" svg:y="2.94cm" draw:page-number="1"/>
      <draw:page-thumbnail draw:layer="backgroundobjects" svg:width="4.96cm" svg:height="6.614cm" svg:x="12.369cm" svg:y="2.94cm"/>
      <draw:page-thumbnail draw:layer="backgroundobjects" svg:width="4.96cm" svg:height="6.614cm" svg:x="21.279cm" svg:y="2.94cm"/>
      <draw:page-thumbnail draw:layer="backgroundobjects" svg:width="4.96cm" svg:height="6.614cm" svg:x="3.459cm" svg:y="11.445cm"/>
      <draw:page-thumbnail draw:layer="backgroundobjects" svg:width="4.96cm" svg:height="6.614cm" svg:x="12.369cm" svg:y="11.445cm"/>
      <draw:page-thumbnail draw:layer="backgroundobjects" svg:width="4.96cm" svg:height="6.614cm" svg:x="21.279cm" svg:y="11.445cm"/>
    </style:handout-master>
    <style:master-page style:name="Blue" style:page-layout-name="PM1" draw:style-name="dp1">
      <draw:frame presentation:style-name="pr1" draw:text-style-name="P3" draw:layer="backgroundobjects" svg:width="18.899cm" svg:height="4.675cm" svg:x="0.975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18.899cm" svg:height="18.479cm" svg:x="1.05cm" svg:y="6.552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4.892cm" svg:height="1.931cm" svg:x="1.05cm" svg:y="25.508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6.656cm" svg:height="1.931cm" svg:x="7.181cm" svg:y="25.508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4.892cm" svg:height="1.931cm" svg:x="15.055cm" svg:y="25.50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Yann GOUY</meta:initial-creator>
    <meta:creation-date>2008-02-01T18:51:01</meta:creation-date>
    <dc:creator>Yann</dc:creator>
    <dc:date>2008-08-14T19:36:40</dc:date>
    <meta:editing-cycles>3</meta:editing-cycles>
    <meta:editing-duration>PT33M2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